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F48EDED298DAC19248.jpg" manifest:media-type="image/jpeg"/>
  <manifest:file-entry manifest:full-path="Pictures/10000000000001F4000001F44136E65DF62132F9.jpg" manifest:media-type="image/jpeg"/>
  <manifest:file-entry manifest:full-path="Pictures/10000000000001F4000001F4DC98D3B3E390E74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3" style:family="graphic" style:parent-style-name="objectwithoutfill">
      <style:graphic-properties svg:stroke-width="0.1cm" svg:stroke-color="#dc2300" draw:marker-start="" draw:marker-start-width="0.35cm" draw:marker-end="Rounded_20_short_20_Arrow" draw:marker-end-width="0.45cm" draw:fill="none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ff0000" loext:opacity="100%" style:text-outline="true"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  <style:text-properties fo:color="#ff0000" loext:opacity="100%" style:text-outline="true" fo:font-size="18pt" style:font-size-asian="18pt" style:font-size-complex="18pt"/>
    </style:style>
    <style:style style:name="P6" style:family="paragraph">
      <loext:graphic-properties draw:fill-color="#ffffff"/>
    </style:style>
    <style:style style:name="T1" style:family="text">
      <style:text-properties fo:color="#ff0000" loext:opacity="100%" style:text-outline="tru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8cm" svg:height="8cm" svg:x="1.754cm" svg:y="4.269cm">
            <draw:image xlink:href="Pictures/10000000000001F4000001F4DC98D3B3E390E74B.jpg" xlink:type="simple" xlink:show="embed" xlink:actuate="onLoad" draw:mime-type="image/jpeg">
              <text:p/>
            </draw:image>
          </draw:frame>
          <draw:frame draw:style-name="gr1" draw:text-style-name="P1" draw:layer="layout" svg:width="8cm" svg:height="8cm" svg:x="10cm" svg:y="4.269cm">
            <draw:image xlink:href="Pictures/10000000000001F4000001F44136E65DF62132F9.jpg" xlink:type="simple" xlink:show="embed" xlink:actuate="onLoad" draw:mime-type="image/jpeg">
              <text:p/>
            </draw:image>
          </draw:frame>
          <draw:frame draw:style-name="gr1" draw:text-style-name="P1" draw:layer="layout" svg:width="8cm" svg:height="8cm" svg:x="18.25cm" svg:y="4.269cm">
            <draw:image xlink:href="Pictures/10000000000001F4000001F48EDED298DAC19248.jpg" xlink:type="simple" xlink:show="embed" xlink:actuate="onLoad" draw:mime-type="image/jpeg">
              <text:p/>
            </draw:image>
          </draw:frame>
          <draw:frame draw:style-name="gr2" draw:text-style-name="P2" draw:layer="layout" svg:width="2.524cm" svg:height="1cm" svg:x="1.786cm" svg:y="10.922cm">
            <draw:text-box>
              <text:p text:style-name="P1"><text:span text:style-name="T1">Button</text:span></text:p>
            </draw:text-box>
          </draw:frame>
          <draw:line draw:style-name="gr3" draw:text-style-name="P3" draw:layer="layout" svg:x1="4.064cm" svg:y1="11.176cm" svg:x2="5.588cm" svg:y2="9.652cm">
            <text:p/>
          </draw:line>
          <draw:frame draw:style-name="gr2" draw:text-style-name="P2" draw:layer="layout" svg:width="2.524cm" svg:height="1cm" svg:x="18.286cm" svg:y="10.922cm">
            <draw:text-box>
              <text:p text:style-name="P1"><text:span text:style-name="T1">Button</text:span></text:p>
            </draw:text-box>
          </draw:frame>
          <draw:frame draw:style-name="gr2" draw:text-style-name="P2" draw:layer="layout" svg:width="2.524cm" svg:height="1cm" svg:x="9.986cm" svg:y="10.922cm">
            <draw:text-box>
              <text:p text:style-name="P1"><text:span text:style-name="T1">Button</text:span></text:p>
            </draw:text-box>
          </draw:frame>
          <draw:line draw:style-name="gr3" draw:text-style-name="P3" draw:layer="layout" svg:x1="11.143cm" svg:y1="10.922cm" svg:x2="11.938cm" svg:y2="6.858cm">
            <text:p/>
          </draw:line>
          <draw:line draw:style-name="gr3" draw:text-style-name="P3" draw:layer="layout" svg:x1="19.558cm" svg:y1="10.922cm" svg:x2="19.812cm" svg:y2="9.398cm">
            <text:p/>
          </draw:line>
          <draw:frame draw:style-name="gr2" draw:text-style-name="P5" draw:layer="layout" svg:width="6.088cm" svg:height="1cm" svg:x="1.786cm" svg:y="4.522cm">
            <draw:text-box>
              <text:p text:style-name="P4"><text:span text:style-name="T1">Witty Cloud</text:span></text:p>
            </draw:text-box>
          </draw:frame>
          <draw:frame draw:style-name="gr2" draw:text-style-name="P5" draw:layer="layout" svg:width="6.088cm" svg:height="1cm" svg:x="9.986cm" svg:y="4.522cm">
            <draw:text-box>
              <text:p text:style-name="P4"><text:span text:style-name="T1">NodeMCU</text:span></text:p>
            </draw:text-box>
          </draw:frame>
          <draw:frame draw:style-name="gr2" draw:text-style-name="P5" draw:layer="layout" svg:width="6.088cm" svg:height="1cm" svg:x="1.786cm" svg:y="4.522cm">
            <draw:text-box>
              <text:p text:style-name="P4"><text:span text:style-name="T1">Witty Cloud</text:span></text:p>
            </draw:text-box>
          </draw:frame>
          <draw:frame draw:style-name="gr2" draw:text-style-name="P5" draw:layer="layout" svg:width="6.088cm" svg:height="1cm" svg:x="18.286cm" svg:y="4.522cm">
            <draw:text-box>
              <text:p text:style-name="P4"><text:span text:style-name="T1">ESP-01S</text:span></text:p>
            </draw:text-box>
          </draw:frame>
        </draw:g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Denis Stepanov</meta:initial-creator>
    <meta:creation-date>2021-10-10T02:06:27.797666947</meta:creation-date>
    <dc:date>2021-10-10T02:31:45.136233354</dc:date>
    <dc:creator>Denis Stepanov</dc:creator>
    <meta:editing-duration>PT9M29S</meta:editing-duration>
    <meta:editing-cycles>5</meta:editing-cycles>
    <meta:generator>LibreOffice/7.1.6.2.0$Linux_X86_64 LibreOffice_project/10$Build-2</meta:generator>
    <meta:document-statistic meta:object-count="37"/>
  </office:meta>
</office:document-meta>
</file>